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PUQHDF+Arial-BoldMT" svg:font-family="PUQHDF+Arial-BoldMT"/>
    <style:font-face style:name="VAUGVE+TimesNewRomanPSMT" svg:font-family="VAUGVE+TimesNewRomanPSMT"/>
    <style:font-face style:name="DejaVu Sans1" svg:font-family="'DejaVu Sans', 'Arial Unicode MS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Arial Unicode M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'Arial Unicode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style:text-autospace="none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1ec46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fo:font-weight="bold" officeooo:paragraph-rsid="00270bc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fo:font-weight="bold" officeooo:paragraph-rsid="002c5a39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officeooo:paragraph-rsid="006e85d0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style:font-name-asian="PUQHDF+Arial-BoldMT" style:font-name-complex="PUQHDF+Arial-BoldMT"/>
    </style:style>
    <style:style style:name="P10" style:family="paragraph" style:parent-style-name="Standard">
      <style:paragraph-properties fo:text-align="justify" style:justify-single-word="false" style:text-autospace="none"/>
      <style:text-properties fo:color="#000000" officeooo:paragraph-rsid="005b0be7" style:font-name-asian="PUQHDF+Arial-BoldMT" style:font-name-complex="PUQHDF+Arial-BoldM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4f1e96"/>
    </style:style>
    <style:style style:name="P13" style:family="paragraph" style:parent-style-name="Standard">
      <style:paragraph-properties fo:text-align="justify" style:justify-single-word="false"/>
      <style:text-properties officeooo:paragraph-rsid="002679b3"/>
    </style:style>
    <style:style style:name="P14" style:family="paragraph" style:parent-style-name="Standard">
      <style:paragraph-properties fo:text-align="justify" style:justify-single-word="false"/>
      <style:text-properties officeooo:paragraph-rsid="002addfe"/>
    </style:style>
    <style:style style:name="P15" style:family="paragraph" style:parent-style-name="Standard">
      <style:paragraph-properties fo:text-align="justify" style:justify-single-word="false"/>
      <style:text-properties officeooo:paragraph-rsid="00508019"/>
    </style:style>
    <style:style style:name="P16" style:family="paragraph" style:parent-style-name="Standard">
      <style:paragraph-properties fo:text-align="justify" style:justify-single-word="false"/>
      <style:text-properties officeooo:paragraph-rsid="00556238"/>
    </style:style>
    <style:style style:name="P17" style:family="paragraph" style:parent-style-name="Standard">
      <style:paragraph-properties fo:text-align="justify" style:justify-single-word="false"/>
      <style:text-properties officeooo:paragraph-rsid="00611533"/>
    </style:style>
    <style:style style:name="P18" style:family="paragraph" style:parent-style-name="Standard">
      <style:paragraph-properties fo:text-align="justify" style:justify-single-word="false" style:text-autospace="none"/>
      <style:text-properties officeooo:paragraph-rsid="006ecce8"/>
    </style:style>
    <style:style style:name="P19" style:family="paragraph" style:parent-style-name="Standard">
      <style:paragraph-properties fo:text-align="justify" style:justify-single-word="false" style:text-autospace="none"/>
      <style:text-properties officeooo:paragraph-rsid="00700ca5"/>
    </style:style>
    <style:style style:name="P2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1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2" style:family="paragraph" style:parent-style-name="Standard" style:master-page-name="Standard">
      <style:paragraph-properties fo:text-align="justify" style:justify-single-word="false" style:page-number="auto"/>
    </style:style>
    <style:style style:name="P23" style:family="paragraph" style:parent-style-name="Footer">
      <style:text-properties officeooo:paragraph-rsid="006856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444444"/>
    </style:style>
    <style:style style:name="T3" style:family="text">
      <style:text-properties fo:color="#444444" fo:font-weight="bold" style:font-weight-asian="bold" style:font-weight-complex="bold"/>
    </style:style>
    <style:style style:name="T4" style:family="text">
      <style:text-properties fo:color="#444444" fo:font-style="italic" style:font-style-asian="italic" style:font-style-complex="italic"/>
    </style:style>
    <style:style style:name="T5" style:family="text">
      <style:text-properties fo:color="#444444" officeooo:rsid="001fd781"/>
    </style:style>
    <style:style style:name="T6" style:family="text">
      <style:text-properties fo:color="#333333"/>
    </style:style>
    <style:style style:name="T7" style:family="text">
      <style:text-properties fo:color="#333333" style:font-name="Arial" fo:font-size="9pt" style:font-size-asian="9pt"/>
    </style:style>
    <style:style style:name="T8" style:family="text">
      <style:text-properties fo:color="#000000"/>
    </style:style>
    <style:style style:name="T9" style:family="text">
      <style:text-properties fo:color="#000000" fo:font-style="italic" style:font-style-asian="italic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fo:font-style="italic" officeooo:rsid="006f96bd" style:font-name-asian="PUQHDF+Arial-BoldMT" style:font-style-asian="italic" style:font-name-complex="PUQHDF+Arial-BoldMT" style:font-style-complex="italic"/>
    </style:style>
    <style:style style:name="T12" style:family="text">
      <style:text-properties fo:color="#000000" fo:font-style="italic" officeooo:rsid="00700ca5" style:font-name-asian="PUQHDF+Arial-BoldMT" style:font-style-asian="italic" style:font-name-complex="PUQHDF+Arial-BoldMT" style:font-style-complex="italic"/>
    </style:style>
    <style:style style:name="T13" style:family="text">
      <style:text-properties fo:color="#000000" style:font-name="Georgia" fo:font-size="9pt" style:font-size-asian="9pt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style:font-name-asian="PUQHDF+Arial-BoldMT" style:font-name-complex="PUQHDF+Arial-BoldMT"/>
    </style:style>
    <style:style style:name="T16" style:family="text">
      <style:text-properties fo:color="#000000" officeooo:rsid="00700ca5" style:font-name-asian="PUQHDF+Arial-BoldMT" style:font-name-complex="PUQHDF+Arial-BoldMT"/>
    </style:style>
    <style:style style:name="T17" style:family="text">
      <style:text-properties fo:color="#000000" officeooo:rsid="006ecce8" style:font-name-asian="PUQHDF+Arial-BoldMT" style:font-name-complex="PUQHDF+Arial-BoldMT"/>
    </style:style>
    <style:style style:name="T18" style:family="text">
      <style:text-properties fo:color="#000000" officeooo:rsid="00700ca5" style:font-name-asian="PUQHDF+Arial-BoldMT"/>
    </style:style>
    <style:style style:name="T19" style:family="text">
      <style:text-properties fo:color="#000000" officeooo:rsid="003985fb"/>
    </style:style>
    <style:style style:name="T20" style:family="text">
      <style:text-properties fo:color="#000000" fo:font-style="normal" officeooo:rsid="0041e177" style:font-style-asian="normal" style:font-style-complex="normal"/>
    </style:style>
    <style:style style:name="T21" style:family="text">
      <style:text-properties fo:color="#000000" officeooo:rsid="005ed1c0"/>
    </style:style>
    <style:style style:name="T22" style:family="text">
      <style:text-properties fo:color="#000000" officeooo:rsid="00611533"/>
    </style:style>
    <style:style style:name="T23" style:family="text">
      <style:text-properties fo:color="#000000" officeooo:rsid="00625928"/>
    </style:style>
    <style:style style:name="T24" style:family="text">
      <style:text-properties fo:color="#000000" officeooo:rsid="006358d8"/>
    </style:style>
    <style:style style:name="T25" style:family="text">
      <style:text-properties fo:color="#000000" officeooo:rsid="00649bb6"/>
    </style:style>
    <style:style style:name="T26" style:family="text">
      <style:text-properties fo:color="#000000" officeooo:rsid="00654af4"/>
    </style:style>
    <style:style style:name="T27" style:family="text">
      <style:text-properties fo:color="#272627" style:font-name-asian="PUQHDF+Arial-BoldMT" style:font-name-complex="PUQHDF+Arial-BoldMT"/>
    </style:style>
    <style:style style:name="T28" style:family="text">
      <style:text-properties fo:color="#272627" officeooo:rsid="005580e1" style:font-name-asian="PUQHDF+Arial-BoldMT" style:font-name-complex="PUQHDF+Arial-BoldMT"/>
    </style:style>
    <style:style style:name="T29" style:family="text">
      <style:text-properties fo:color="#272627" style:font-name-asian="VAUGVE+TimesNewRomanPSMT" style:font-name-complex="VAUGVE+TimesNewRomanPSMT"/>
    </style:style>
    <style:style style:name="T30" style:family="text">
      <style:text-properties fo:color="#272627" officeooo:rsid="005580e1" style:font-name-asian="VAUGVE+TimesNewRomanPSMT" style:font-name-complex="VAUGVE+TimesNewRomanPSMT"/>
    </style:style>
    <style:style style:name="T31" style:family="text">
      <style:text-properties fo:font-style="normal" style:text-underline-style="none" officeooo:rsid="001af4ad" style:font-style-asian="normal" style:font-style-complex="normal"/>
    </style:style>
    <style:style style:name="T32" style:family="text">
      <style:text-properties fo:font-style="normal" officeooo:rsid="00596051" style:font-style-asian="normal" style:font-style-complex="normal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officeooo:rsid="002201a8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fo:font-weight="normal" officeooo:rsid="00222117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officeooo:rsid="006cefd6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79d15e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6dd524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6f6a87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60e6ea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07b1d44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normal" officeooo:rsid="007cc396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officeooo:rsid="0063d080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normal" officeooo:rsid="0064f52d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officeooo:rsid="00687cc6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officeooo:rsid="007090b1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72df9a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officeooo:rsid="007e9fe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normal" officeooo:rsid="007d5951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normal" officeooo:rsid="007f3ae7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 officeooo:rsid="007f6887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normal" officeooo:rsid="0077001d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normal" officeooo:rsid="0074b96e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normal" officeooo:rsid="006afbfa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font-style="normal" fo:font-weight="normal" officeooo:rsid="0069048a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style:font-name="Liberation Serif" fo:font-size="12pt" fo:letter-spacing="normal" fo:font-style="normal" fo:font-weight="normal" officeooo:rsid="00251dd3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font-name="Liberation Serif" fo:font-size="12pt" fo:letter-spacing="normal" fo:font-style="normal" fo:font-weight="normal" officeooo:rsid="002679b3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style:font-name="Liberation Serif" fo:font-size="12pt" fo:letter-spacing="normal" fo:font-style="normal" fo:font-weight="normal" officeooo:rsid="0028fc66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style:font-name="Liberation Serif" fo:font-size="12pt" fo:letter-spacing="normal" fo:font-style="normal" fo:font-weight="normal" officeooo:rsid="00290f08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style:font-name="Liberation Serif" fo:font-size="12pt" fo:letter-spacing="normal" fo:font-style="normal" fo:font-weight="normal" officeooo:rsid="002addfe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style:font-name="Liberation Serif" fo:font-size="12pt" fo:letter-spacing="normal" fo:font-style="normal" fo:font-weight="normal" officeooo:rsid="002c5a39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000000" style:font-name="Liberation Serif" fo:font-size="12pt" fo:letter-spacing="normal" fo:font-style="normal" fo:font-weight="normal" officeooo:rsid="002d02dd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000000" style:font-name="Liberation Serif" fo:font-size="12pt" fo:letter-spacing="normal" fo:font-style="normal" fo:font-weight="normal" officeooo:rsid="002d73c6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style:font-name="Liberation Serif" fo:font-size="12pt" fo:letter-spacing="normal" fo:font-style="normal" fo:font-weight="normal" officeooo:rsid="002db5a5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000000" style:font-name="Liberation Serif" fo:font-size="12pt" fo:letter-spacing="normal" fo:font-style="normal" fo:font-weight="normal" officeooo:rsid="002e3cdb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000000" style:font-name="Liberation Serif" fo:font-size="12pt" fo:letter-spacing="normal" fo:font-style="normal" fo:font-weight="normal" officeooo:rsid="002f5af4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000000" style:font-name="Liberation Serif" fo:font-size="12pt" fo:letter-spacing="normal" fo:font-style="normal" fo:font-weight="normal" officeooo:rsid="0030139c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000000" style:font-name="Liberation Serif" fo:font-size="12pt" fo:letter-spacing="normal" fo:font-style="normal" fo:font-weight="normal" officeooo:rsid="0030f7ba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000000" style:font-name="Liberation Serif" fo:font-size="12pt" fo:letter-spacing="normal" fo:font-style="normal" fo:font-weight="normal" officeooo:rsid="003112d9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000000" style:font-name="Liberation Serif" fo:font-size="12pt" fo:letter-spacing="normal" fo:font-style="normal" fo:font-weight="normal" officeooo:rsid="0031c093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fo:color="#000000" style:font-name="Liberation Serif" fo:font-size="12pt" fo:letter-spacing="normal" fo:font-style="normal" fo:font-weight="normal" officeooo:rsid="00326774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fo:color="#000000" style:font-name="Liberation Serif" fo:font-size="12pt" fo:letter-spacing="normal" fo:font-style="normal" fo:font-weight="normal" officeooo:rsid="003458b4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000000" style:font-name="Liberation Serif" fo:font-size="12pt" fo:letter-spacing="normal" fo:font-style="normal" fo:font-weight="normal" officeooo:rsid="00356202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000000" style:font-name="Liberation Serif" fo:font-size="12pt" fo:letter-spacing="normal" fo:font-style="normal" fo:font-weight="normal" officeooo:rsid="00371ba9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000000" style:font-name="Liberation Serif" fo:font-size="12pt" fo:letter-spacing="normal" fo:font-style="normal" fo:font-weight="normal" officeooo:rsid="003781b5" style:font-size-asian="12pt" style:font-weight-asian="normal" style:font-size-complex="12pt" style:font-weight-complex="normal"/>
    </style:style>
    <style:style style:name="T75" style:family="text">
      <style:text-properties fo:font-variant="normal" fo:text-transform="none" fo:color="#000000" style:font-name="Liberation Serif" fo:font-size="12pt" fo:letter-spacing="normal" fo:font-style="normal" fo:font-weight="normal" officeooo:rsid="0038c471" style:font-size-asian="12pt" style:font-weight-asian="normal" style:font-size-complex="12pt" style:font-weight-complex="normal"/>
    </style:style>
    <style:style style:name="T76" style:family="text">
      <style:text-properties fo:font-variant="normal" fo:text-transform="none" fo:color="#000000" style:font-name="Liberation Serif" fo:font-size="12pt" fo:letter-spacing="normal" fo:font-style="normal" fo:font-weight="normal" officeooo:rsid="003985fb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000000" style:font-name="Liberation Serif" fo:font-size="12pt" fo:letter-spacing="normal" fo:font-style="normal" fo:font-weight="normal" officeooo:rsid="00476575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000000" style:font-name="Liberation Serif" fo:font-size="12pt" fo:letter-spacing="normal" fo:font-style="normal" fo:font-weight="normal" officeooo:rsid="006ab4e1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000000" style:font-name="Liberation Serif" fo:font-size="12pt" fo:letter-spacing="normal" fo:font-style="normal" fo:font-weight="normal" officeooo:rsid="006c6655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fo:color="#000000" style:font-name="Liberation Serif" fo:font-size="12pt" fo:letter-spacing="normal" fo:font-style="normal" fo:font-weight="normal" officeooo:rsid="006ca28d" style:font-size-asian="12pt" style:font-weight-asian="normal" style:font-size-complex="12pt" style:font-weight-complex="normal"/>
    </style:style>
    <style:style style:name="T81" style:family="text">
      <style:text-properties fo:font-variant="normal" fo:text-transform="none" fo:color="#000000" style:font-name="Liberation Serif" fo:font-size="12pt" fo:letter-spacing="normal" fo:font-style="normal" fo:font-weight="normal" officeooo:rsid="00406d96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variant="normal" fo:text-transform="none" fo:color="#000000" style:font-name="Liberation Serif" fo:font-size="12pt" fo:letter-spacing="normal" fo:font-style="normal" fo:font-weight="normal" officeooo:rsid="0052317f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variant="normal" fo:text-transform="none" fo:color="#000000" style:font-name="Liberation Serif" fo:font-size="12pt" fo:letter-spacing="normal" fo:font-style="normal" fo:font-weight="normal" officeooo:rsid="0042ad4e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variant="normal" fo:text-transform="none" fo:color="#000000" style:font-name="Liberation Serif" fo:font-size="12pt" fo:letter-spacing="normal" fo:font-style="normal" fo:font-weight="normal" officeooo:rsid="00448648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variant="normal" fo:text-transform="none" fo:color="#000000" style:font-name="Liberation Serif" fo:font-size="12pt" fo:letter-spacing="normal" fo:font-style="normal" fo:font-weight="normal" officeooo:rsid="00416406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variant="normal" fo:text-transform="none" fo:color="#000000" style:font-name="Liberation Serif" fo:font-size="12pt" fo:letter-spacing="normal" fo:font-style="normal" fo:font-weight="normal" officeooo:rsid="004ad9da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variant="normal" fo:text-transform="none" fo:color="#000000" style:font-name="Liberation Serif" fo:font-size="12pt" fo:letter-spacing="normal" fo:font-style="normal" fo:font-weight="normal" officeooo:rsid="003ed026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variant="normal" fo:text-transform="none" fo:color="#000000" style:font-name="Liberation Serif" fo:font-size="12pt" fo:letter-spacing="normal" fo:font-style="normal" fo:font-weight="normal" officeooo:rsid="003fe0c3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variant="normal" fo:text-transform="none" fo:color="#000000" style:font-name="Liberation Serif" fo:font-size="12pt" fo:letter-spacing="normal" fo:font-style="normal" fo:font-weight="normal" officeooo:rsid="0041c0ab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variant="normal" fo:text-transform="none" fo:color="#000000" style:font-name="Liberation Serif" fo:font-size="12pt" fo:letter-spacing="normal" fo:font-style="normal" fo:font-weight="normal" officeooo:rsid="0045544f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variant="normal" fo:text-transform="none" fo:color="#000000" style:font-name="Liberation Serif" fo:font-size="12pt" fo:letter-spacing="normal" fo:font-style="normal" fo:font-weight="normal" officeooo:rsid="004a589b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variant="normal" fo:text-transform="none" fo:color="#000000" style:font-name="Liberation Serif" fo:font-size="12pt" fo:letter-spacing="normal" fo:font-style="normal" fo:font-weight="normal" officeooo:rsid="00476dfa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variant="normal" fo:text-transform="none" fo:color="#000000" style:font-name="Liberation Serif" fo:font-size="12pt" fo:letter-spacing="normal" fo:font-style="normal" fo:font-weight="normal" officeooo:rsid="0048c5f1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variant="normal" fo:text-transform="none" fo:color="#000000" style:font-name="Liberation Serif" fo:font-size="12pt" fo:letter-spacing="normal" fo:font-style="normal" fo:font-weight="normal" officeooo:rsid="004f371f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variant="normal" fo:text-transform="none" fo:color="#000000" style:font-name="Liberation Serif" fo:font-size="12pt" fo:letter-spacing="normal" fo:font-style="normal" fo:font-weight="normal" officeooo:rsid="00513317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variant="normal" fo:text-transform="none" fo:color="#000000" style:font-name="Liberation Serif" fo:font-size="12pt" fo:letter-spacing="normal" fo:font-style="normal" fo:font-weight="normal" officeooo:rsid="0053eee1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variant="normal" fo:text-transform="none" fo:color="#000000" style:font-name="Liberation Serif" fo:font-size="12pt" fo:letter-spacing="normal" fo:font-style="normal" fo:font-weight="normal" officeooo:rsid="0052efe3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variant="normal" fo:text-transform="none" fo:color="#000000" style:font-name="Liberation Serif" fo:font-size="12pt" fo:letter-spacing="normal" fo:font-style="normal" fo:font-weight="normal" officeooo:rsid="00535bdc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variant="normal" fo:text-transform="none" fo:color="#000000" style:font-name="Liberation Serif" fo:font-size="12pt" fo:letter-spacing="normal" fo:font-style="normal" fo:font-weight="normal" officeooo:rsid="0041e177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variant="normal" fo:text-transform="none" fo:color="#000000" style:font-name="Liberation Serif" fo:font-size="12pt" fo:letter-spacing="normal" fo:font-style="normal" fo:font-weight="normal" officeooo:rsid="0042aab7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variant="normal" fo:text-transform="none" fo:color="#000000" style:font-name="Liberation Serif" fo:font-size="12pt" fo:letter-spacing="normal" fo:font-style="normal" fo:font-weight="normal" officeooo:rsid="004476ac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variant="normal" fo:text-transform="none" fo:color="#000000" style:font-name="Liberation Serif" fo:font-size="12pt" fo:letter-spacing="normal" fo:font-style="normal" fo:font-weight="normal" officeooo:rsid="0045c13c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variant="normal" fo:text-transform="none" fo:color="#000000" style:font-name="Liberation Serif" fo:font-size="12pt" fo:letter-spacing="normal" fo:font-style="normal" fo:font-weight="normal" officeooo:rsid="004718a5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variant="normal" fo:text-transform="none" fo:color="#000000" style:font-name="Liberation Serif" fo:font-size="12pt" fo:letter-spacing="normal" fo:font-style="normal" fo:font-weight="normal" officeooo:rsid="0047b803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variant="normal" fo:text-transform="none" fo:color="#000000" style:font-name="Liberation Serif" fo:font-size="12pt" fo:letter-spacing="normal" fo:font-style="normal" fo:font-weight="normal" officeooo:rsid="0048f51b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variant="normal" fo:text-transform="none" fo:color="#000000" style:font-name="Liberation Serif" fo:font-size="12pt" fo:letter-spacing="normal" fo:font-style="normal" fo:font-weight="normal" officeooo:rsid="00496350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variant="normal" fo:text-transform="none" fo:color="#000000" style:font-name="Liberation Serif" fo:font-size="12pt" fo:letter-spacing="normal" fo:font-style="normal" fo:font-weight="normal" officeooo:rsid="004ab787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variant="normal" fo:text-transform="none" fo:color="#000000" style:font-name="Liberation Serif" fo:font-size="12pt" fo:letter-spacing="normal" fo:font-style="normal" fo:font-weight="normal" officeooo:rsid="004bd70a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variant="normal" fo:text-transform="none" fo:color="#000000" style:font-name="Liberation Serif" fo:font-size="12pt" fo:letter-spacing="normal" fo:font-style="normal" fo:font-weight="normal" officeooo:rsid="004c3ee6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variant="normal" fo:text-transform="none" fo:color="#000000" style:font-name="Liberation Serif" fo:font-size="12pt" fo:letter-spacing="normal" fo:font-style="normal" fo:font-weight="normal" officeooo:rsid="004d7c8e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variant="normal" fo:text-transform="none" fo:color="#000000" style:font-name="Liberation Serif" fo:font-size="12pt" fo:letter-spacing="normal" fo:font-style="normal" fo:font-weight="normal" officeooo:rsid="004e71ac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variant="normal" fo:text-transform="none" fo:color="#000000" style:font-name="Liberation Serif" fo:font-size="12pt" fo:letter-spacing="normal" fo:font-style="normal" fo:font-weight="normal" officeooo:rsid="004eaac1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variant="normal" fo:text-transform="none" fo:color="#000000" style:font-name="Liberation Serif" fo:font-size="12pt" fo:letter-spacing="normal" fo:font-style="normal" fo:font-weight="normal" officeooo:rsid="004f1e96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variant="normal" fo:text-transform="none" fo:color="#000000" style:font-name="Liberation Serif" fo:font-size="12pt" fo:letter-spacing="normal" fo:font-style="normal" fo:font-weight="normal" officeooo:rsid="00508019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variant="normal" fo:text-transform="none" fo:color="#000000" style:font-name="Liberation Serif" fo:font-size="12pt" fo:letter-spacing="normal" fo:font-style="normal" fo:font-weight="normal" officeooo:rsid="00518ea0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variant="normal" fo:text-transform="none" fo:color="#000000" style:font-name="Liberation Serif" fo:font-size="12pt" fo:letter-spacing="normal" fo:font-style="normal" fo:font-weight="normal" officeooo:rsid="0053719b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variant="normal" fo:text-transform="none" fo:color="#000000" style:font-name="Liberation Serif" fo:font-size="12pt" fo:letter-spacing="normal" fo:font-style="normal" fo:font-weight="normal" officeooo:rsid="00537c83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variant="normal" fo:text-transform="none" fo:color="#000000" style:font-name="Liberation Serif" fo:font-size="12pt" fo:letter-spacing="normal" fo:font-style="normal" fo:font-weight="normal" officeooo:rsid="005436f3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variant="normal" fo:text-transform="none" fo:color="#000000" style:font-name="Liberation Serif" fo:font-size="12pt" fo:letter-spacing="normal" fo:font-style="normal" fo:font-weight="normal" officeooo:rsid="0055052e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variant="normal" fo:text-transform="none" fo:color="#000000" style:font-name="Liberation Serif" fo:font-size="12pt" fo:letter-spacing="normal" fo:font-style="normal" fo:font-weight="normal" officeooo:rsid="00556238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font-variant="normal" fo:text-transform="none" fo:color="#000000" style:font-name="Liberation Serif" fo:font-size="12pt" fo:letter-spacing="normal" fo:font-style="normal" fo:font-weight="normal" officeooo:rsid="0055b336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variant="normal" fo:text-transform="none" fo:color="#000000" style:font-name="Liberation Serif" fo:font-size="12pt" fo:letter-spacing="normal" fo:font-style="normal" fo:font-weight="normal" officeooo:rsid="0071f5dd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variant="normal" fo:text-transform="none" fo:color="#000000" style:font-name="Liberation Serif" fo:font-size="12pt" fo:letter-spacing="normal" fo:font-style="normal" fo:font-weight="normal" officeooo:rsid="00725672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variant="normal" fo:text-transform="none" fo:color="#000000" style:font-name="Liberation Serif" fo:font-size="12pt" fo:letter-spacing="normal" fo:font-style="normal" fo:font-weight="normal" officeooo:rsid="007458c8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variant="normal" fo:text-transform="none" fo:color="#000000" style:font-name="Liberation Serif" fo:font-size="12pt" fo:letter-spacing="normal" fo:font-style="normal" officeooo:rsid="002addfe" style:font-size-asian="12pt" style:font-size-complex="12pt"/>
    </style:style>
    <style:style style:name="T126" style:family="text">
      <style:text-properties fo:font-variant="normal" fo:text-transform="none" fo:color="#000000" style:font-name="Liberation Serif" fo:font-size="12pt" fo:letter-spacing="normal" fo:font-style="italic" fo:font-weight="normal" officeooo:rsid="00476dfa" style:font-size-asian="12pt" style:font-style-asian="italic" style:font-weight-asian="normal" style:font-size-complex="12pt" style:font-style-complex="italic" style:font-weight-complex="normal"/>
    </style:style>
    <style:style style:name="T127" style:family="text">
      <style:text-properties fo:font-variant="normal" fo:text-transform="none" fo:color="#000000" style:font-name="Liberation Serif" fo:font-size="12pt" fo:letter-spacing="normal" fo:font-style="italic" fo:font-weight="normal" officeooo:rsid="004a589b" style:font-size-asian="12pt" style:font-style-asian="italic" style:font-weight-asian="normal" style:font-size-complex="12pt" style:font-style-complex="italic" style:font-weight-complex="normal"/>
    </style:style>
    <style:style style:name="T128" style:family="text">
      <style:text-properties fo:font-variant="normal" fo:text-transform="none" fo:color="#000000" style:font-name="Liberation Serif" fo:font-size="12pt" fo:letter-spacing="normal" fo:font-style="italic" fo:font-weight="normal" officeooo:rsid="0048c5f1" style:font-size-asian="12pt" style:font-style-asian="italic" style:font-weight-asian="normal" style:font-size-complex="12pt" style:font-style-complex="italic" style:font-weight-complex="normal"/>
    </style:style>
    <style:style style:name="T129" style:family="text">
      <style:text-properties fo:font-variant="normal" fo:text-transform="none" fo:color="#000000" style:font-name="Liberation Serif" fo:font-size="12pt" fo:letter-spacing="normal" fo:font-style="italic" fo:font-weight="normal" officeooo:rsid="004718a5" style:font-size-asian="12pt" style:font-style-asian="italic" style:font-weight-asian="normal" style:font-size-complex="12pt" style:font-style-complex="italic" style:font-weight-complex="normal"/>
    </style:style>
    <style:style style:name="T130" style:family="text">
      <style:text-properties fo:font-variant="normal" fo:text-transform="none" fo:color="#000000" style:font-name="Liberation Serif" fo:font-size="12pt" fo:letter-spacing="normal" fo:font-style="italic" fo:font-weight="normal" officeooo:rsid="004d7c8e" style:font-size-asian="12pt" style:font-style-asian="italic" style:font-weight-asian="normal" style:font-size-complex="12pt" style:font-style-complex="italic" style:font-weight-complex="normal"/>
    </style:style>
    <style:style style:name="T131" style:family="text">
      <style:text-properties fo:font-variant="normal" fo:text-transform="none" fo:color="#000000" style:font-name="Liberation Serif" fo:font-size="12pt" fo:letter-spacing="normal" fo:font-style="italic" fo:font-weight="normal" officeooo:rsid="004c3ee6" style:font-size-asian="12pt" style:font-style-asian="italic" style:font-weight-asian="normal" style:font-size-complex="12pt" style:font-style-complex="italic" style:font-weight-complex="normal"/>
    </style:style>
    <style:style style:name="T132" style:family="text">
      <style:text-properties fo:font-variant="normal" fo:text-transform="none" fo:color="#000000" style:font-name="Liberation Serif" fo:font-size="12pt" fo:letter-spacing="normal" fo:font-style="italic" fo:font-weight="normal" officeooo:rsid="004e71ac" style:font-size-asian="12pt" style:font-style-asian="italic" style:font-weight-asian="normal" style:font-size-complex="12pt" style:font-style-complex="italic" style:font-weight-complex="normal"/>
    </style:style>
    <style:style style:name="T133" style:family="text">
      <style:text-properties fo:font-variant="normal" fo:text-transform="none" fo:color="#000000" style:font-name="Liberation Serif" fo:font-size="12pt" fo:letter-spacing="normal" fo:font-style="italic" fo:font-weight="normal" officeooo:rsid="004f1e96" style:font-size-asian="12pt" style:font-style-asian="italic" style:font-weight-asian="normal" style:font-size-complex="12pt" style:font-style-complex="italic" style:font-weight-complex="normal"/>
    </style:style>
    <style:style style:name="T134" style:family="text">
      <style:text-properties fo:font-variant="normal" fo:text-transform="none" fo:color="#000000" style:font-name="Liberation Serif" fo:font-size="12pt" fo:letter-spacing="normal" fo:font-style="italic" fo:font-weight="normal" officeooo:rsid="00518ea0" style:font-size-asian="12pt" style:font-style-asian="italic" style:font-weight-asian="normal" style:font-size-complex="12pt" style:font-style-complex="italic" style:font-weight-complex="normal"/>
    </style:style>
    <style:style style:name="T135" style:family="text">
      <style:text-properties fo:font-variant="normal" fo:text-transform="none" fo:color="#000000" style:font-name="Liberation Serif" fo:font-size="12pt" fo:letter-spacing="normal" fo:font-style="italic" fo:font-weight="normal" officeooo:rsid="0053719b" style:font-size-asian="12pt" style:font-style-asian="italic" style:font-weight-asian="normal" style:font-size-complex="12pt" style:font-style-complex="italic" style:font-weight-complex="normal"/>
    </style:style>
    <style:style style:name="T136" style:family="text">
      <style:text-properties fo:font-variant="normal" fo:text-transform="none" fo:color="#000000" style:font-name="Liberation Serif" fo:font-size="12pt" fo:letter-spacing="normal" fo:font-style="italic" fo:font-weight="normal" officeooo:rsid="00537c83" style:font-size-asian="12pt" style:font-style-asian="italic" style:font-weight-asian="normal" style:font-size-complex="12pt" style:font-style-complex="italic" style:font-weight-complex="normal"/>
    </style:style>
    <style:style style:name="T137" style:family="text">
      <style:text-properties fo:font-variant="normal" fo:text-transform="none" fo:color="#000000" style:font-name="Liberation Serif" fo:font-size="12pt" fo:letter-spacing="normal" fo:font-style="italic" fo:font-weight="normal" officeooo:rsid="0055052e" style:font-size-asian="12pt" style:font-style-asian="italic" style:font-weight-asian="normal" style:font-size-complex="12pt" style:font-style-complex="italic" style:font-weight-complex="normal"/>
    </style:style>
    <style:style style:name="T138" style:family="text">
      <style:text-properties fo:font-variant="normal" fo:text-transform="none" fo:color="#000000" style:font-name="Liberation Serif" fo:font-size="12pt" fo:letter-spacing="normal" fo:font-style="italic" fo:font-weight="normal" officeooo:rsid="00556238" style:font-size-asian="12pt" style:font-style-asian="italic" style:font-weight-asian="normal" style:font-size-complex="12pt" style:font-style-complex="italic" style:font-weight-complex="normal"/>
    </style:style>
    <style:style style:name="T139" style:family="text">
      <style:text-properties fo:font-variant="normal" fo:text-transform="none" fo:color="#000000" style:font-name="Liberation Serif" fo:font-size="12pt" fo:letter-spacing="normal" fo:font-style="italic" fo:font-weight="normal" officeooo:rsid="0071f5dd" style:font-size-asian="12pt" style:font-style-asian="italic" style:font-weight-asian="normal" style:font-size-complex="12pt" style:font-style-complex="italic" style:font-weight-complex="normal"/>
    </style:style>
    <style:style style:name="T140" style:family="text">
      <style:text-properties fo:font-variant="normal" fo:text-transform="none" fo:color="#000000" style:font-name="Liberation Serif" fo:font-size="12pt" fo:letter-spacing="normal" fo:font-style="italic" fo:font-weight="normal" officeooo:rsid="00725672" style:font-size-asian="12pt" style:font-style-asian="italic" style:font-weight-asian="normal" style:font-size-complex="12pt" style:font-style-complex="italic" style:font-weight-complex="normal"/>
    </style:style>
    <style:style style:name="T141" style:family="text">
      <style:text-properties fo:font-variant="normal" fo:text-transform="none" fo:color="#000000" style:font-name="Liberation Serif" fo:font-size="12pt" fo:letter-spacing="normal" fo:font-style="italic" fo:font-weight="normal" officeooo:rsid="007458c8" style:font-size-asian="12pt" style:font-style-asian="italic" style:font-weight-asian="normal" style:font-size-complex="12pt" style:font-style-complex="italic" style:font-weight-complex="normal"/>
    </style:style>
    <style:style style:name="T142" style:family="text">
      <style:text-properties fo:font-variant="normal" fo:text-transform="none" style:font-name="Liberation Serif" fo:font-size="12pt" fo:letter-spacing="normal" fo:font-style="normal" officeooo:rsid="00767cb0" style:font-size-asian="12pt" style:font-size-complex="12pt"/>
    </style:style>
    <style:style style:name="T143" style:family="text">
      <style:text-properties fo:font-variant="normal" fo:text-transform="none" style:font-name="Liberation Serif" fo:font-size="12pt" fo:letter-spacing="normal" fo:font-style="normal" officeooo:rsid="00700e87" style:font-size-asian="12pt" style:font-size-complex="12pt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officeooo:rsid="0058221a" style:font-style-asian="italic" style:font-style-complex="italic"/>
    </style:style>
    <style:style style:name="T146" style:family="text">
      <style:text-properties fo:font-style="italic" officeooo:rsid="00596051" style:font-style-asian="italic" style:font-style-complex="italic"/>
    </style:style>
    <style:style style:name="T147" style:family="text">
      <style:text-properties fo:font-style="italic" officeooo:rsid="005b8c3b" style:font-style-asian="italic" style:font-style-complex="italic"/>
    </style:style>
    <style:style style:name="T148" style:family="text">
      <style:text-properties fo:font-style="italic" officeooo:rsid="005bae10" style:font-style-asian="italic" style:font-style-complex="italic"/>
    </style:style>
    <style:style style:name="T149" style:family="text">
      <style:text-properties fo:font-style="italic" officeooo:rsid="005ed1c0" style:font-style-asian="italic" style:font-style-complex="italic"/>
    </style:style>
    <style:style style:name="T150" style:family="text">
      <style:text-properties fo:font-style="italic" officeooo:rsid="005f166a" style:font-style-asian="italic" style:font-style-complex="italic"/>
    </style:style>
    <style:style style:name="T151" style:family="text">
      <style:text-properties fo:font-style="italic" officeooo:rsid="00678b04" style:font-style-asian="italic" style:font-style-complex="italic"/>
    </style:style>
    <style:style style:name="T152" style:family="text">
      <style:text-properties fo:font-style="italic" officeooo:rsid="0067a2f6" style:font-style-asian="italic" style:font-style-complex="italic"/>
    </style:style>
    <style:style style:name="T153" style:family="text">
      <style:text-properties officeooo:rsid="0055b336"/>
    </style:style>
    <style:style style:name="T154" style:family="text">
      <style:text-properties officeooo:rsid="0055fd66"/>
    </style:style>
    <style:style style:name="T155" style:family="text">
      <style:text-properties officeooo:rsid="00564f84"/>
    </style:style>
    <style:style style:name="T156" style:family="text">
      <style:text-properties officeooo:rsid="0058221a"/>
    </style:style>
    <style:style style:name="T157" style:family="text">
      <style:text-properties officeooo:rsid="00596051"/>
    </style:style>
    <style:style style:name="T158" style:family="text">
      <style:text-properties officeooo:rsid="005b0be7"/>
    </style:style>
    <style:style style:name="T159" style:family="text">
      <style:text-properties officeooo:rsid="005b8c3b"/>
    </style:style>
    <style:style style:name="T160" style:family="text">
      <style:text-properties officeooo:rsid="005bae10"/>
    </style:style>
    <style:style style:name="T161" style:family="text">
      <style:text-properties officeooo:rsid="005cd75b"/>
    </style:style>
    <style:style style:name="T162" style:family="text">
      <style:text-properties officeooo:rsid="005ec531"/>
    </style:style>
    <style:style style:name="T163" style:family="text">
      <style:text-properties officeooo:rsid="005ed1c0"/>
    </style:style>
    <style:style style:name="T164" style:family="text">
      <style:text-properties officeooo:rsid="005f166a"/>
    </style:style>
    <style:style style:name="T165" style:family="text">
      <style:text-properties officeooo:rsid="00610205"/>
    </style:style>
    <style:style style:name="T166" style:family="text">
      <style:text-properties officeooo:rsid="006725b1"/>
    </style:style>
    <style:style style:name="T167" style:family="text">
      <style:text-properties officeooo:rsid="0067a2f6"/>
    </style:style>
    <style:style style:name="T168" style:family="text">
      <style:text-properties officeooo:rsid="0068562f"/>
    </style:style>
    <style:style style:name="T169" style:family="text">
      <style:text-properties officeooo:rsid="0069a6a7"/>
    </style:style>
    <style:style style:name="T170" style:family="text">
      <style:text-properties officeooo:rsid="006e85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Beata i Tomasz Polakowie</text:p>
      <text:p text:style-name="P20"/>
      <text:p text:style-name="P21">Neofaszyzm - legitymizacja publiczna? </text:p>
      <text:p text:style-name="P20"/>
      <text:p text:style-name="P4">PRZEKROCZONY RUBIKON</text:p>
      <text:p text:style-name="P2"><text:span text:style-name="T1">Właśnie stało się coś, co powinno być punktem zwrotnym debaty publicznej dotyczącej odradzania się faszyzmu w Polsce - zarejestrowane zostały przez sąd Krzyż Celtycki, tzw. Zakaz pedałowania, Ręka z Mieczem czyli tzw. Falanga i </text:span><text:span text:style-name="T3">Orzeł w Koronie z Rózgami Liktorskimi</text:span><text:span text:style-name="T1">.</text:span></text:p>
      <text:p text:style-name="P4"><text:s/></text:p>
      <text:p text:style-name="P5"><text:span text:style-name="T31">PRZEKROCZONY RUBIKON</text:span></text:p>
      <text:p text:style-name="P2">Na stronie internetowej Narodowego Odrodzenia Polski można przeczytać następującej treści oświadczenie <text:s/>(powiadomienie?) prezesa NOP Adama Gmurczyka: "<text:span text:style-name="T4">Po blisko dwu latach walki prawnej, w tym przed Trybunałem Konstytucyjnym, w dniu 25 października 2011 sąd rejestrowy wpisał do ewidencji kolejne symbole Narodowego Odrodzenia Polski: Krzyż Celtycki, Zakaz Pedałowania, Orła w Koronie z Rózgami Liktorskimi, Krzyż i Miecz. Postanowienie jest prawomocne, a zwycięstwo w tej batalii ostateczne</text:span><text:span text:style-name="T2">."</text:span><text:span text:style-name="Odwołanie_20_przypisu_20_dolnego"><text:span text:style-name="T2"><text:note text:id="ftn1" text:note-class="footnote"><text:note-citation>1</text:note-citation><text:note-body><text:p text:style-name="Footnote"><text:a xlink:type="simple" xlink:href="http://www.nop.org.pl/2011/11/21/krzyz-celtycki-i-zakaz-pedalowania-zarejestrowane-jako-symbole-nop/"><text:span text:style-name="Internet_20_link">http://www.nop.org.pl/2011/11/21/krzyz-celtycki--zakaz-pedalowania-zarejestrowane-jako-symbole-nop/</text:span></text:a> (<text:span text:style-name="T7">Dodane dnia 21 lis 2011 o 12:45)</text:span></text:p></text:note-body></text:note></text:span></text:span><text:span text:style-name="T2">. Za tym idzie zaraz dobitne wskazanie sposobu działania względem tychże symboli <text:s/>w przestrzeni publicznej: "</text:span><text:span text:style-name="T4">Każda napaść na te symbole, w czym mieści się również napaść i pomówienia słowne, stanowi podstawę do działań prawnych, wzmacnianych ustawowo</text:span><text:span text:style-name="T2">" , i nieco dalej: "</text:span><text:span text:style-name="T4">Narodowe Odrodzenie Polski przygotowuje się także do postępowań przeciwko instytucjom publicznym oraz prywatnym, które znieważają lub będą znieważać nasze symbole – „falangę”, Zakaz Pedałowania, Krzyż Celtycki i inne</text:span><text:span text:style-name="T2">". W dalszej części wypowiedzi prezes </text:span><text:span text:style-name="T4">expresis verbis</text:span><text:span text:style-name="T2"> wskazuje priorytety tego działania: "</text:span><text:span text:style-name="T4">Jest to niezwykle istotne w wypadku szczególnie dwóch symboli: Zakazu Pedałowania oraz Krzyża Celtyckiego</text:span><text:span text:style-name="T2">".</text:span></text:p>
      <text:p text:style-name="P2"><text:span text:style-name="T2">Tyle cytatów i faktów w tej sprawie. Rzecz w tym, że to nie koniec tego przełomowego </text:span><text:span text:style-name="T5">profaszyzującego </text:span><text:span text:style-name="T4">novum</text:span><text:span text:style-name="T2">. Warto powyższe skojarzyć z tym, że Marsz Niepodległości miał zostać zwieńczony ogłoszeniem powołania <text:s/>do życia skrajnie prawicowego Ruchu Narodowego (napisała o tym Gazeta Wyborcza</text:span><text:span text:style-name="Odwołanie_20_przypisu_20_dolnego"><text:span text:style-name="T2"><text:note text:id="ftn2" text:note-class="footnote"><text:note-citation>2</text:note-citation><text:note-body><text:p text:style-name="Footnote"><text:a xlink:type="simple" xlink:href="http://wyborcza.pl/1,75478,10649871,Powstaje_nowa_formacja_skrajnej_prawicy_Ruch_Narodowy.html"><text:span text:style-name="Internet_20_link">http://wyborcza.pl/1,75478,10649871,Powstaje_nowa_formacja_skrajnej_prawicy_Ruch_Narodowy.html</text:span></text:a><text:span text:style-name="T8"> (Ostatnia aktualizacja 2011-11-16 07:27</text:span></text:p></text:note-body></text:note></text:span></text:span><text:span text:style-name="T2">), co mieli uczynić pod pomnikiem Dmowskiego przedstawiciele Obozu Narodowo-Radykalnego (ONR) i Młodzieży Wszechpolskiej (MW). Inicjatywa ta nie doszła wówczas (jeszcze?) do skutku <text:s/>ze względu na "niedobry moment", czyli wiadome zamieszki podczas marszu. Tym, co nas w tej sprawie najbardziej uderzyło, jest brak odniesienia komentatorów opinii publicznej do tego zamierzenia- zupełnie, jakby to byłą inicjatywa codzienna i, co dziwniejsze wobec ostatnich gorących wydarzeń w Święto Niepodległości nie wpływających na ich wydźwięk. Zwłaszcza zaś polityczny wymiar zaangażowania organizatorów Marszu Niepodległości. Pomysłodawcy powstania Ruchu Narodowego nie kryją swych dalekosiężnych planów- jak podaje GW: "</text:span><text:span text:style-name="T10">Plan był taki: powstanie stowarzyszenie Marsz Niepodległości, które zorganizuje "największy marsz środowisk narodowych" 11 listopada. Potem zmieni się w organizację Ruch Narodowy. Po dwóch latach przekształci się w partię, która wystartuje w </text:span><text:a xlink:type="simple" xlink:href="http://wybory.gazeta.pl/Wyboryparlamentarne2011/0,0.html">wyborach parlamentarnych</text:a><text:span text:style-name="T9"> </text:span><text:span text:style-name="T10">w 2015 r</text:span><text:span text:style-name="T13">." I dalej, za GW, cele tego ruchu: "</text:span><text:span text:style-name="T10">Ruch ma być antyimigrancki, nacjonalistyczny i homofobiczny, ale dbający o grzeczny wizerunek "patriotycznej alternatywy opartej o wartości narodowe". W deklaracji ideowej na próbnej stronie Ruchu czytamy m.in.:- Naród Polski jedynym gospodarzem Państwa Polskiego, - Praworządne Państwo Polskie oparte o dorobek cywilizacji łacińskiej, Myśl polityczna oparta o najlepsze tradycje Obozu Narodowego".</text:span><text:span text:style-name="T13"><text:line-break/></text:span></text:p>
      <text:p text:style-name="P6"><text:span text:style-name="T142">BRAK DEBATY PUBLICZNEJ I REAKCJI INSTYTUCJI</text:span></text:p>
      <text:p text:style-name="P13"><text:span text:style-name="T33">Obie sprawy splatają się nie tylko w wymiarze braku </text:span><text:span text:style-name="T34">wnikliwszej </text:span><text:span text:style-name="T33">debaty publicznej </text:span><text:span text:style-name="T34">dotyczącej </text:span><text:span text:style-name="T35">postępującego procesu uskrajniania się </text:span><text:span text:style-name="T36">i zarazem rozszerzania pola działania </text:span><text:span text:style-name="T35">polskiej prawicy</text:span><text:span text:style-name="T77"> (przy kurczącym się ciągle polu działania lewicy)</text:span><text:span text:style-name="T35">, </text:span><text:span text:style-name="T34">ale także w jej wymiarze</text:span><text:span text:style-name="T35"> instytucjonalnym</text:span><text:span text:style-name="T37">, </text:span><text:span text:style-name="T38">tu: </text:span><text:soft-page-break/><text:span text:style-name="T38">sądownictwa formalizującego </text:span><text:span text:style-name="T36">struktury </text:span><text:span text:style-name="T38">tejże prawicy.</text:span><text:span text:style-name="T8"> <text:s/></text:span><text:span text:style-name="T39">W zasadzie niewiele osób publicznych podnos</text:span><text:span text:style-name="T40">i</text:span><text:span text:style-name="T36">ło do tej pory </text:span><text:span text:style-name="T39">kwestię legalności istnienia organizacji typu: NOP, MW czy ONR, tak jak niewielu też zainteresowało się mającym powstać Ruchem Narodowym</text:span><text:span text:style-name="T40">, choć przecież były oczywiste podstawy do zainteresowania się tym</text:span><text:span text:style-name="T41"> </text:span><text:span text:style-name="T78">przez</text:span><text:span text:style-name="T41"> telewizj</text:span><text:span text:style-name="T78">e</text:span><text:span text:style-name="T41"> czy główne tytuły prasowe</text:span><text:span text:style-name="T39">.</text:span><text:span text:style-name="T42"> </text:span><text:span text:style-name="T43">Oczywiście, są organizacje społeczne wyczulone są na propagandę i działal</text:span><text:span text:style-name="T44">n</text:span><text:span text:style-name="T43">ość noszącą znamiona</text:span><text:span text:style-name="T45"> antydemokratyczne, w tym</text:span><text:span text:style-name="T43"> faszyzujące, jednakże ich głos zdaje się pozostawa</text:span><text:span text:style-name="T44">ć</text:span><text:span text:style-name="T43"> w odosobnieniu</text:span><text:span text:style-name="T45">, to jest- nie przebija się do tzw. mai</text:span><text:span text:style-name="T46">n</text:span><text:span text:style-name="T45">streamu tzw. głosu publicznego. </text:span><text:span text:style-name="T41">Dyskusje</text:span><text:span text:style-name="T47">,</text:span><text:span text:style-name="T41"> </text:span><text:span text:style-name="T48">i jakże często gorące starcia </text:span><text:span text:style-name="T41">na ten temat</text:span><text:span text:style-name="T47">, </text:span><text:span text:style-name="T41">odbywały się w kuluarach, jakimi stała się przestrzeń internetu, w której kwitnie </text:span><text:span text:style-name="T48">zarówno </text:span><text:span text:style-name="T41">wolna opinia</text:span><text:span text:style-name="T48"> (jak i niestety działania profaszystowskie)</text:span><text:span text:style-name="T41">, jednakże establischmentowe media nie były i nie są tym zainteresowane.</text:span><text:span text:style-name="T47"> <text:s text:c="2"/>Trzeba wyraźnie powiedzieć, że </text:span><text:span text:style-name="T49">powstały w Polsce dwa obszary sceny ideowo-politycznej: </text:span><text:span text:style-name="T47">wolny i zaangażowany obywatelsko i ideowo głos </text:span><text:span text:style-name="T49">wyrażający się za pomocą </text:span><text:span text:style-name="T47">internetu, i </text:span><text:span text:style-name="T49">mainstreamow</text:span><text:span text:style-name="T70">o-</text:span><text:span text:style-name="T49"> establischmentowy głos prasy i telewizji </text:span><text:span text:style-name="T65">starszego</text:span><text:span text:style-name="T49"> typu</text:span><text:span text:style-name="T50">. </text:span><text:span text:style-name="T55">Trzeba też zauwa</text:span><text:span text:style-name="T56">ż</text:span><text:span text:style-name="T55">yć ambiwalencję owego wolnego głosu internetowego, który</text:span><text:span text:style-name="T49"> </text:span><text:span text:style-name="T47">pozostaje wolnym </text:span><text:span text:style-name="T55">w sposób przewrotny</text:span><text:span text:style-name="T56">: </text:span><text:span text:style-name="T47">umożliwiając krytykę, ale i umożliwiając krytykowanym </text:span><text:span text:style-name="T78">inicjatywom </text:span><text:span text:style-name="T47">działanie publiczne. </text:span><text:span text:style-name="T50">Obszary te za</text:span><text:span text:style-name="T55">z</text:span><text:span text:style-name="T50">ębiaj</text:span><text:span text:style-name="T56">ą</text:span><text:span text:style-name="T50"> si</text:span><text:span text:style-name="T56">ę</text:span><text:span text:style-name="T50"> w niewielkim stopniu</text:span><text:span text:style-name="T56">, a instytucje państwowe czy publiczne zdają się w niewielkim stopniu <text:s/>brać pod uwagę oba głosy, także ten estab</text:span><text:span text:style-name="T70">l</text:span><text:span text:style-name="T56">ischmentowy.</text:span><text:span text:style-name="T49"> </text:span></text:p>
      <text:p text:style-name="P14"><text:span text:style-name="T51">Podobny splot obu wymiarów niedoboru polskiej sfery publicznej obserwować można w konkrecie dotychczasowego funkcjonowania </text:span><text:span text:style-name="T56">zarejestrowanych właśnie symboli. Przez lata mieliśmy do czynienia ze swobodnym posługiwaniem się nimi, przy czym niechlubne główne miejsce wyznaczono "Zakazowi Pedałowania", który używany był nie tylko podczas demonstracji i kontrdemonstracji czy wieców prawicowych, ale widniał także na stronach internetowych wielu witryn. </text:span><text:span text:style-name="T46">Z</text:span><text:span text:style-name="T45">dziwie</text:span><text:span text:style-name="T46">nie budzi </text:span><text:span text:style-name="T52">także </text:span><text:span text:style-name="T46">fakt, że odpowiednie instytucje państwowe czy publiczne</text:span><text:span text:style-name="T79">, jak na przykład Rzecznik Praw Obywatelskich czy </text:span><text:span text:style-name="T80">Pełnomocnik Rządu ds Równego Traktowania, </text:span><text:span text:style-name="T46">nie wniosły oskarżenia przeciw </text:span><text:span text:style-name="T56">organizatorom demonstracji i wieców, jak </text:span><text:span text:style-name="T46">i</text:span><text:span text:style-name="T56"> administracji witryn internetowych</text:span><text:span text:style-name="T46">, skoro miały ku temu odpowiednie narzędzia: </text:span><text:span text:style-name="T52">zarówno odpowiednie przepisy Kodeksu Karnego, jak i </text:span><text:span text:style-name="T46">przepisy antydyskryminacyjne</text:span><text:span text:style-name="T52">. Wszak dowodów tego działania miały pod dostatkiem</text:span><text:span text:style-name="T57">: nagrania filmowe </text:span><text:span text:style-name="T58">z</text:span><text:span text:style-name="T46"> manifestacji</text:span><text:span text:style-name="T58">, inne materiały dziennikarskie. Zdziwie</text:span><text:span text:style-name="T59">n</text:span><text:span text:style-name="T58">i</text:span><text:span text:style-name="T59">e</text:span><text:span text:style-name="T58"> budzi także to, że </text:span><text:span text:style-name="T59">i dla tych dziennikarzy jak i odbiorców sprawa nie miała </text:span><text:span text:style-name="T65">znaczącego </text:span><text:span text:style-name="T59">dalszego ciągu. </text:span><text:span text:style-name="T60">Wszyscy zachowywali się tak, jakby mieli do czynienia ze zjawiskami </text:span><text:span text:style-name="T65">niemal </text:span><text:span text:style-name="T61">codziennymi i <text:s/>nie odbiegającymi </text:span><text:span text:style-name="T65">rażąco </text:span><text:span text:style-name="T61">od normy. </text:span><text:span text:style-name="T63">Wydaje się, że kwestią czasu było rozlanie się zjawiska także na inne pola, np. na pola instytucji publicznych.</text:span><text:span text:style-name="T64"> </text:span><text:span text:style-name="T65">Może czas wreszcie zapytać o tę normę: co </text:span><text:span text:style-name="T66">i kto </text:span><text:span text:style-name="T65">ją wyznacza</text:span><text:span text:style-name="T66">?</text:span><text:span text:style-name="T76"> I co to oznacza dla nas wszystkich?</text:span></text:p>
      <text:p text:style-name="P14"><text:span text:style-name="T59"/></text:p>
      <text:p text:style-name="P7"><text:span text:style-name="T143">DZIWNOŚĆ ARGUMENTÓW "</text:span><text:span text:style-name="T125">EKSPERC</text:span><text:span text:style-name="T143">KICH"?</text:span></text:p>
      <text:p text:style-name="P12"><text:span text:style-name="T62">T</text:span><text:span text:style-name="T61">a sama (</text:span><text:span text:style-name="T75">wzmiankowana</text:span><text:span text:style-name="T61"> wyżej) publika ze </text:span><text:span text:style-name="T46">zdziwieniem </text:span><text:span text:style-name="T62">przyjęła </text:span><text:span text:style-name="T46">wyrok sądu rejestrujący </text:span><text:span text:style-name="T62">owe</text:span><text:span text:style-name="T46"> znak</text:span><text:span text:style-name="T62">i</text:span><text:span text:style-name="T46"> do użytku NOP. </text:span><text:span text:style-name="T62"><text:s/></text:span><text:span text:style-name="T64">Jednakże, czy słusznie? Czy nie </text:span><text:span text:style-name="T62">można postawić </text:span><text:span text:style-name="T64">tezy</text:span><text:span text:style-name="T44">, że owa nieobecność </text:span><text:span text:style-name="T53">w ostatnich latach </text:span><text:span text:style-name="T54">antyfaszystowskiego głosu </text:span><text:span text:style-name="T53">publicznego </text:span><text:span text:style-name="T54">zbiega się z praktyką sądowo-rejestracyjną w wyżej wymienionym zakresie</text:span><text:span text:style-name="T64">? </text:span><text:span text:style-name="T67">Coś przecież musiało utorować drogę ku takiemu werdyktowi sądu, i nie mamy tu na myśli </text:span><text:span text:style-name="T68">wyłącznie opinii ekspertów zamówionej przez sąd. Opinii samej w sobie kuriozalnej, ale bardziej "zrozumiałej", gdy się </text:span><text:span text:style-name="T69">spojrzy na szczególną linię jej argumentacji, odpowiadającą</text:span><text:span text:style-name="T71"> niestety, polskim uwarunkowaniom ideowo-społecznym prawej </text:span><text:span text:style-name="T72">dużej części prawej, ciągle radykalizującej się, strony. Warto zate</text:span><text:span text:style-name="T73">m prześledzić tę argumentację, bo być może tak znajduje się jedne z kluczy do zrozumienia zjawiska</text:span><text:span text:style-name="T76"> owej radykalizacji.</text:span><text:span text:style-name="T73"> </text:span><text:span text:style-name="T81">Jak napisaliśmy wyżej, </text:span><text:span text:style-name="T88">wydana ekspertyza jest </text:span><text:span text:style-name="T81"><text:s/>zadziwiając</text:span><text:span text:style-name="T87">a</text:span><text:span text:style-name="T81">, i to w stopniu, który MUSI zostać zauważony i przedyskutowany publicznie. Wnosić z ni</text:span><text:span text:style-name="T87">ej</text:span><text:span text:style-name="T81"> </text:span><text:span text:style-name="T87">bowiem </text:span><text:span text:style-name="T81">można bowiem o poważnym tąpnięciu nie tylko ideowym w debacie publicznej, ale także tąpnięciu instytucjonalnym</text:span><text:span text:style-name="T87">, e</text:span><text:span text:style-name="T81">kspertyza ta jest bowiem nie tylko</text:span><text:span text:style-name="T82"> </text:span><text:span text:style-name="T83">stronnicza</text:span><text:span text:style-name="T81">, to jest również <text:s/></text:span><text:span text:style-name="T84">nie</text:span><text:span text:style-name="T81">merytoryczn</text:span><text:span text:style-name="T83">a</text:span><text:span text:style-name="T84">. </text:span><text:span text:style-name="T81"><text:s/>Złożenie obu czynników: </text:span><text:span text:style-name="T84">stronniczości </text:span><text:span text:style-name="T81">i </text:span><text:span text:style-name="T84">niemerytoryczności</text:span><text:span text:style-name="T119">,</text:span><text:span text:style-name="T84"> </text:span><text:span text:style-name="T81">musi budzić zdziwienie i każe postawić pytanie o </text:span><text:span text:style-name="T85">wzajemne zależności tych czynników</text:span><text:span text:style-name="T89">,</text:span><text:span text:style-name="T86"> a także w tym świetle o funkcjonowanie polskiego sądownictwa.</text:span></text:p>
      <text:p text:style-name="P15"><text:span text:style-name="T74">Postanowienie ogólne e</text:span><text:span text:style-name="T8">kspertyz</text:span><text:span text:style-name="T19">y</text:span><text:span text:style-name="T8"> sądow</text:span><text:span text:style-name="T19">ej</text:span><text:span text:style-name="T8"> uzasadniając</text:span><text:span text:style-name="T19">ej</text:span><text:span text:style-name="T8"> brak przeszkód do zarejestrowania tych znaków brzmi następująco: "</text:span><text:span text:style-name="T10">W odpowiedzi na Postanowienie o dopuszczeniu z urzędu biegłych <text:s/>z </text:span><text:soft-page-break/><text:span text:style-name="T10">dnia (...) na okoliczność ustalenia znaczenia wzorów znaków graficznych załączonych do pisma (...) w szczególności ustalenia, czy znakom tym można przypisać, w sposób jednoznaczny, treść o charakterze totalitarnym, nazistowskim, faszystowskim, rasistowskim i nienawiści narodowej informujemy, że- naszym zdaniem- symbolom partii: Krzyż i Miecz, Orzeł w koronie z Krzyżem z rózgami liktorskimi, Symbol "Zakaz Pedałowania" i Krzyż Celtycki nie można przypisać w sposób jednoznaczny treści o charakterze totalitarnym, nazistowskim, faszystowskim, rasistowskim i nienawiści narodowej" (</text:span><text:span text:style-name="T8">pisownia oryginału</text:span><text:span text:style-name="T10">). </text:span><text:span text:style-name="T20">Wyjściowe uzasadnienie opinii przynosi</text:span><text:span text:style-name="T90"> <text:s/>fundamentaln</text:span><text:span text:style-name="T99">ą</text:span><text:span text:style-name="T100"> </text:span><text:span text:style-name="T102">jak się wydaje</text:span><text:span text:style-name="T90"> konstatacj</text:span><text:span text:style-name="T99">ę</text:span><text:span text:style-name="T90"> </text:span><text:span text:style-name="T101">wedle której </text:span><text:span text:style-name="T91">cechą </text:span><text:span text:style-name="T92">"</text:span><text:span text:style-name="T126">znak</text:span><text:span text:style-name="T127">ów</text:span><text:span text:style-name="T126"> o długotrwałej obecności w kulturze </text:span><text:span text:style-name="T128">(rózgi liktorskie z toporem, krzyż celtyck</text:span><text:span text:style-name="T93">i)</text:span><text:span text:style-name="T82">"</text:span><text:span text:style-name="T93"> </text:span><text:span text:style-name="T91">jest "</text:span><text:span text:style-name="T127">ich naturalna wieloznaczność wynikająca z wielowiekowego zakorzenienia w tradycji europejskiej</text:span><text:span text:style-name="T91">". </text:span><text:span text:style-name="T86">Wynika z tego, </text:span><text:span text:style-name="T94">że nawet swastyka, która wszak ma wielotysieczną tradycję</text:span><text:span text:style-name="T95"> azjatycką i symbolizuje tam </text:span><text:span text:style-name="T82">szczęście i pomyślność, </text:span><text:span text:style-name="T96">dziś </text:span><text:span text:style-name="T82">prześlizgnęłaby się przez to sito</text:span><text:span text:style-name="T96">. </text:span><text:span text:style-name="T101">Konstatacja ta jest absurdalna, j</text:span><text:span text:style-name="T97">est bowiem trywializme</text:span><text:span text:style-name="T103">m</text:span><text:span text:style-name="T97"> stwierdzić, że nie istnieją </text:span><text:span text:style-name="T96">znaczące s</text:span><text:span text:style-name="T97">ymbole, które by nie ewoluowały</text:span><text:span text:style-name="T98"> w swojej historii, czyli takich, które od początku </text:span><text:span text:style-name="T96">swego istnienia utrzymały niezmienność formy i treści. </text:span><text:span text:style-name="T104">Zresztą, sama</text:span><text:span text:style-name="T114"> hitlerowska</text:span><text:span text:style-name="T104"> swastyka stała się podstawą </text:span><text:span text:style-name="T105">te</text:span><text:span text:style-name="T106">j, a nie innej </text:span><text:span text:style-name="T105">formuły krzyża celtyckiego, którą zgłosił NOP, o czym eksperci "zapomnieli" wspomnieć</text:span><text:span text:style-name="T106">, a przecież -poza wszystkim innym- ta akurat formuła nie ma za sobą wielowiekowego</text:span><text:span text:style-name="T107"> zakorzenienia w tradycji europejskiej. </text:span></text:p>
      <text:p text:style-name="P16"><text:span text:style-name="T109">Drugim kluczem wydaje się być</text:span><text:span text:style-name="T110"> </text:span><text:span text:style-name="T116">intencyjne potraktowanie </text:span><text:span text:style-name="T110">sformułowa</text:span><text:span text:style-name="T116">ń</text:span><text:span text:style-name="T110"> </text:span><text:span text:style-name="T116">semantycznych, zarówno na poziomie pojedynczych słów, jak i całych zwrotów, </text:span><text:span text:style-name="T110">jak </text:span><text:span text:style-name="T116">to ma miejsce w przypadku niezrozumiałego zastosowania</text:span><text:span text:style-name="T110"> </text:span><text:span text:style-name="T116">części </text:span><text:span text:style-name="T110">przytoczone</text:span><text:span text:style-name="T116">j</text:span><text:span text:style-name="T110"> już </text:span><text:span text:style-name="T116">dyrektywy zlecenia sądowego w brzmieniu </text:span><text:span text:style-name="T110">"j</text:span><text:span text:style-name="T130">ednoznaczne przypisanie</text:span><text:span text:style-name="T131"> </text:span><text:span text:style-name="T132">znakom </text:span><text:span text:style-name="T130">treści o </text:span><text:span text:style-name="T134">charakterze totalitarnym, nazistowskim, faszystowskim, rasistowskim i nienawiści narodowej</text:span><text:span text:style-name="T110">"</text:span><text:span text:style-name="T118">,</text:span><text:span text:style-name="T111"> przy jednoczesnym intencyjnym </text:span><text:span text:style-name="T112">potraktowaniu </text:span><text:span text:style-name="T113">sformułowania "</text:span><text:span text:style-name="T133">w szczególnośc</text:span><text:span text:style-name="T113">i"</text:span><text:span text:style-name="T115">,</text:span><text:span text:style-name="T113"> odnosząc</text:span><text:span text:style-name="T115">ego się właśnie do owego jednoznacznego przypisania. Otrzymujemy w ten sposób wybiórcze potraktowanie</text:span><text:span text:style-name="T117"> owego "</text:span><text:span text:style-name="T136">przypisania</text:span><text:span text:style-name="T117">", którym jest potraktowanie ewolucyjnie (czyli podlegających zmianie) powstałych symboli jako</text:span><text:span text:style-name="T118"> </text:span><text:span text:style-name="T117">nie podlegających </text:span><text:span text:style-name="T118">tej kwalifikacji w sposób "oczywisty"</text:span><text:span text:style-name="T119"> (takowe w zasadzie nie istnieją)</text:span><text:span text:style-name="T118">. Równie absurdalne </text:span><text:span text:style-name="T119">jest zawężenie rozumienia sformułowania "</text:span><text:span text:style-name="T137">w szczególności</text:span><text:span text:style-name="T119">" do "</text:span><text:span text:style-name="T137">wyłącznie"</text:span><text:span text:style-name="T119">. W ten sposób wyłączono </text:span><text:span text:style-name="T120">perspektywę antydyskryminacyjną i ograniczono ją do owych przypisań "t</text:span><text:span text:style-name="T134">otalitarny</text:span><text:span text:style-name="T138">ch</text:span><text:span text:style-name="T134">, nazistowski</text:span><text:span text:style-name="T138">ch</text:span><text:span text:style-name="T134">, faszystowski</text:span><text:span text:style-name="T138">ch</text:span><text:span text:style-name="T134">, rasistowski</text:span><text:span text:style-name="T138">ch</text:span><text:span text:style-name="T134"> i nienawiści narodowej</text:span><text:span text:style-name="T138">". </text:span><text:span text:style-name="T120">W swoistym wydaniu oczywiście.</text:span></text:p>
      <text:p text:style-name="P12"><text:span text:style-name="T102">Klaruje się tu </text:span><text:span text:style-name="T121">ogólna</text:span><text:span text:style-name="T103"> formuła</text:span><text:span text:style-name="T102"> argumentacyjna</text:span><text:span text:style-name="T103"> </text:span><text:span text:style-name="T102">polega</text:span><text:span text:style-name="T120">j</text:span><text:span text:style-name="T103">ąca</text:span><text:span text:style-name="T102"> na </text:span><text:span text:style-name="T122">dwu podstawowych strategiach: poł</text:span><text:span text:style-name="T123">ą</text:span><text:span text:style-name="T122">czenia </text:span><text:span text:style-name="T103">klasyczn</text:span><text:span text:style-name="T122">ego</text:span><text:span text:style-name="T103"> </text:span><text:span text:style-name="T129">pars pro toto, </text:span><text:span text:style-name="T103">gdzie fragmentaryczny argument <text:s/>będzie "pracował" za całość uzasadnienia</text:span><text:span text:style-name="T122"> i braku elementarnej koherencji wielu takich </text:span><text:span text:style-name="T139">pars pro toto</text:span><text:span text:style-name="T141">, </text:span><text:span text:style-name="T124">w tym także dbałosci o to, by jeden argument nie <text:s/>znosił innego</text:span><text:span text:style-name="T123">.</text:span><text:span text:style-name="T140"> </text:span><text:span text:style-name="T123">O</text:span><text:span text:style-name="T103">we fragmentaryczne argumenty będą dobierane pod kątem odpowiedniości ideowej i praktyki społecznej (głównie religijnej, tu: katolickiej i konserwatywo-zachowawczej)</text:span><text:span text:style-name="T106"> i zapewne eksperci liczyli na to, że wpisze się ona w szerszy kontekst funkcjonowania przestrzeni publicznej</text:span><text:span text:style-name="T108"> w tym sensie,</text:span><text:span text:style-name="T106"> że co najmniej zostanie </text:span><text:span text:style-name="T108">ona "</text:span><text:span text:style-name="T106">zrozumiana"</text:span><text:span text:style-name="T108">, a w razie pojawienia się wątpliwości, usprawiedliwiona</text:span><text:span text:style-name="T106">. Czy się przeliczyli? </text:span></text:p>
      <text:p text:style-name="P8">Przyjrzyjmy się zatem dokładniej tym symbolom i <text:span text:style-name="T153">szczegółom </text:span>ekspercki<text:span text:style-name="T153">ego</text:span> uzasadnieniom do nich.<text:span text:style-name="T170"> Nie omówimy tu wszystkich czterech przykładów w jednakowym stopniu, dla przykładu </text:span><text:s/><text:span text:style-name="T170">odniesiemy się szerzej do Krzyża Celtyckiego oraz "Zakazu Pedałowania", zaś dwa następne omówimy tylko wzmiankowo, w najbardziej poruszających aspektach.</text:span></text:p>
      <text:p text:style-name="P8"><text:span text:style-name="T170"><text:s text:c="2"/></text:span></text:p>
      <text:p text:style-name="P2"><text:span text:style-name="T14">KRZYŻ CELTYCKI:</text:span><text:span text:style-name="T8"> <text:s/></text:span></text:p>
      <text:p text:style-name="P3"><text:span text:style-name="T27">Stylizowany równoramienny krzyż celtycki w formie identycznej z zalegalizowaną dla NOi jest symbolem zakazanego w Niemczech Narodowosocjalistycznego Ruchu Niemiec / Partii Pracy (Volkssozialistische Bewegung Deutschlands / Partei der Arbeit“ (VSBD/PdA)). Partia ta przejęła do swojej flagi, graficznie łudząco podobnej do flagi NSDAP, w miejsce hitlerowskiej swastyki właśnie upodobniony do niej graficznie równoramienny krzyż celtycki. Ruch ten został zdelegalizowany w Niemczech w roku 1982 i odtąd zakazane jest użycie jego symboli. Co więcej, zgodnie z wyrokiem niemieckiego Sądu Federalnego, czyli najwyższego trybunału Republiki Federalnej Niemiec z dnia </text:span><text:span text:style-name="T29">01.10.2008</text:span><text:span text:style-name="T30">, </text:span><text:span text:style-name="T27">nie wolno używać w Niemczech symbolu równoramiennego </text:span><text:soft-page-break/><text:span text:style-name="T27">krzyża celtyckiego także samego w sobie</text:span><text:span text:style-name="T28">,</text:span><text:span text:style-name="T27"> to jest bez związku z symbolami wspomnianej wyżej organizacji. W uzasadnieniu tegoż wyroku stwierdzono, że pozwolenie na użycie równoramiennego krzyża celtyckiego pozwoliłoby byłym członkom czy sympatykom zakazanego Ruchu rozpowszechnić ów symbol w przestrzeni publicznej pod pretekstem jego tradycyjnego znaczenia, faktycznie jednak byłby to publicznie obecny symbol owej organizacji. Stąd generalny zakaz użycia tego znaku. Wyrok taki jest w pełni zrozumiały w świetle powodów, dla których zdelegalizowano Narodowosocjalistyczny Ruch Niemiec / Partię Pracy – wobec sprzeczności jej idei i celów z porządkiem demokratycznym. Równoramienny krzyż celtycki odróżnia się jednak od tradycyjnego wysokiego krzyża celtyckiego (z dolnym ramieniem długim), </text:span><text:span text:style-name="T15">który jest jednym z tradycyjnych znaków celtyckiego chrześcijaństwa i </text:span><text:span text:style-name="T27">którego użycie nie jest w Niemczech zakazane. </text:span></text:p>
      <text:p text:style-name="P9">Uzasadnienie podane przez sąd niemiecki powinno dać do myślenia tym, którzy tak niefrasobliwie stwierdzają, że równoramiennemu krzyżowi celtyckiemu (oraz innym znakom Narodowego Odrodzenia Polski) „n<text:span text:style-name="T144">ie można przypisać w sposób jednoznaczny treści o charakterze totalitarnym, nazistowskim, faszystowskim, rasistowskim i nienawiści narodowe</text:span>j”. W europejskiej przestrzeni publicznej wspomniany symbol nie funkcjonuje bowiem już jedynie w swoim dawnym znaczeniu kulturowym, ale został przejęty przez ruchy neonazistowskie i naznaczony nowymi treściami. (Analogicznie kiedyś został przejęty, zawłaszczony i znieprawiony praindoeuropejski symbol swastyki.) Stąd użycie stylizowanego równoramiennego krzyża celtyckiego dzisiaj w Polsce nie może nie być traktowane jako nawiązanie do ideologii ruchów nazistowskich i znak wspólnoty ideowej z nimi. W takim świetle odpowiedni fragment ekspertyzy brzmi jednoznacznie stronniczo, co zresztą eksperci wprost mówią: „<text:span text:style-name="T144">stawiając wyżej interes strony zainteresowanej należy przyjąć, że Narodowe Odrodzenie Polski obierając ów znak za swój symbol, odwołuje się bardziej do jego katolickiej i słowiańskiej, a więc polskiej, narodowej wymowy, niż do faktu, iż symbol ten stosowany jest przez niektóre organizacje neofaszystowskie, np. Niemieckie</text:span>”. Uzasadnienie to jest po pierwsze ewidentnie <text:span text:style-name="T154">zawężone</text:span>, choć nawet wtedy nie jest w stanie zaprzeczyć nawiązaniom krzyża celtyckiego do symboliki neonazistowskiej – autorzy stwierdzają jedynie, że „ odwołuje się [on] bardziej” do wymowy katolickiej i słowiańskiej<text:span text:style-name="T154">,</text:span> niż do neonazistowskiej<text:span text:style-name="T154"> bez podania jakiejkolwiek argumentacji.</text:span> W ekspertyzie znajdziemy ponadto uwypuklenie <text:s/>akceptacji katolickiej dla „<text:span text:style-name="T144">jednej z uznanych form krzyża</text:span>” bez rozróżnienia, którego dokonały instancje niemieckie. Ten nacisk na akceptację katolicką dochodzi mimochodem do głosu także w kolejności wyrażeń: „<text:span text:style-name="T144">wymowa katolicka i słowiańska</text:span>” - choć naturalna byłaby kolejność genetyczna: słowiańska i katolicka. To są niestety ewidentne ślady świadomej lub nieświadomej manipulacji ekspertów w „<text:span text:style-name="T144">interesie strony zainteresowanej</text:span>”, jak to sami napisali, bowiem takie sformułowanie ekspertyzy zakrywa trudne do przyjęcia elementy wymowy analizowanego znaku<text:span text:style-name="T155">,</text:span> a uwypukla te, których sąd nie zakwestionuje.<text:span text:style-name="T155"> Nadto ekspertyza przywołuje jako swoisty argument protekcjonalne w swej wymowie potraktowanie intencji przyświ</text:span><text:span text:style-name="T156">e</text:span><text:span text:style-name="T155">cającej stronie niemieckiej</text:span><text:span text:style-name="T156">: "</text:span><text:span text:style-name="T145">warto mieć na uwadze historycznie zrozumiałą poprawność polityczną sądów niemieckich</text:span><text:span text:style-name="T156">". Wynika z tego jasne przesłanie, iż Niemcy przesadzają z zagrożeniem, co tłumaczyć należy ich historią, ergo: faszyzm nam nie zagraża. Gdyby jednak ktoś miał wątpliwości, to otrzymuje </text:span><text:span text:style-name="T157">truistyczną w swym charakterze uwagę, iż</text:span><text:span text:style-name="T156">: "</text:span><text:span text:style-name="T145">rozstrzygnięcia sądów niemi</text:span><text:span text:style-name="T146">e</text:span><text:span text:style-name="T145">ckich nie mają zastosowania w Polsce</text:span><text:span text:style-name="T156">"</text:span><text:span text:style-name="T157">, co przełożyć można naszym zdaniem na: "nawet jak Niemcy mają rację, to i co z tego</text:span><text:span text:style-name="T32">"</text:span><text:span text:style-name="T157">, innego bowiem "zastosowania" tego truizmu nie potrafimy wskazać. <text:s/></text:span></text:p>
      <text:p text:style-name="P10"><text:span text:style-name="T158">Dalej otrzymujemy szereg bardziej szczegółowych argumentów, z których najbardziej "godne" wspomnienia są</text:span><text:span text:style-name="T161"> </text:span><text:span text:style-name="T163">trzy. Pierwszy to a</text:span><text:span text:style-name="T161">rgument z niekompetencji kulturowej obywateli</text:span><text:span text:style-name="T158">: </text:span><text:span text:style-name="T159">"</text:span><text:span text:style-name="T147">przeciętnemu Polakowi fasces </text:span><text:span text:style-name="T148">czy</text:span><text:span text:style-name="T147"> krzyż celtycki nie mówią nic albo prawie nic</text:span><text:span text:style-name="T159">"</text:span><text:span text:style-name="T160">, co przetłumaczyć można chyba jako "niską szkodliwość procederu"</text:span><text:span text:style-name="T163">. Drugi to </text:span><text:span text:style-name="T161">argument </text:span><text:span text:style-name="T162">językowy</text:span><text:span text:style-name="T163">: </text:span><text:span text:style-name="T161">"</text:span><text:span text:style-name="T149">propagowanie czegokolwiek wiąże się z faktem posługiwania się przez nadawcę i odbiorcę takim samym kodem przekazywania informacji. </text:span><text:span text:style-name="T150">Zatem symbole te same w sobie, bez dodatkowego komentarza nie mają charakteru, o który zapytuje sąd</text:span><text:span text:style-name="T164">", co przetłumaczyć można <text:s/>chyba jako "skoro nie wiedzą o co chodzi, to nie będzie to na nich działało". <text:s/>Trzeci, z funkcyjności</text:span><text:span text:style-name="T165">, stanowiący zarazem uzupełnienie <text:s/>poprzednieg</text:span><text:span text:style-name="T166">o</text:span><text:span text:style-name="T165"> argumentu: "</text:span><text:span text:style-name="T151">natomiast w połączeniu z takowym komentar</text:span><text:span text:style-name="T152">z</text:span><text:span text:style-name="T151">em są jedynie dodatkiem do propagandy, która fun</text:span><text:span text:style-name="T152">kc</text:span><text:span text:style-name="T151">jonuje <text:s/></text:span><text:span text:style-name="T152">obok i niezależnie od nich</text:span><text:span text:style-name="T167">", co można przetłumaczyć jako "</text:span><text:span text:style-name="T168">co się będzie działo z </text:span><text:soft-page-break/><text:span text:style-name="T168">tym dalej, nas już nie obchodzi".</text:span><text:span text:style-name="T169"> </text:span></text:p>
      <text:p text:style-name="P18"><text:span text:style-name="T17">Eksperci kończą swój wywód uwagą mającą na celu pokazać brak odpowiedzialności znaku za sposób użycia, niestety zapomnieli wspomnieć o tym, że używający za użycie znaku, i że znak który został użyty w sposób niegodny czy przestępczy jest tym obciążony, o czym używający go świadomie musi wiedzieć. Warto zapamiętać ten fragment także na </text:span><text:span text:style-name="T16">malowniczość użytego</text:span><text:span text:style-name="T17"> język</text:span><text:span text:style-name="T16">a:</text:span><text:span text:style-name="T17"> "</text:span><text:span text:style-name="T11">Inaczej mówiąc, nazizm w słowach czy czynach byłby równie okrutny, gdyby </text:span><text:span text:style-name="T12">hitlerowcy witali się miast uniesieniem prawego ramienia trzykrotnym mrugnięciem lub puknięciem środkowym palcem w głowę</text:span><text:span text:style-name="T16">". Rzecz w tym, i wie to chyba niemal każde dziecko w Polsce i nie tylko w Polsce, że używali właśnie uniesienia ramienia, które to uniesienie samo w sobie stanowi - wedle życzenia ekspertów- gest niewinny, a jednak stanowi gest jednoznaczny. </text:span></text:p>
      <text:p text:style-name="P19"><text:span text:style-name="T16">Tak wygląda koherencja </text:span></text:p>
      <text:p text:style-name="P18"><text:span text:style-name="T16"/></text:p>
      <text:p text:style-name="P2"><text:span text:style-name="T14">ZNAK FALANGA –</text:span><text:span text:style-name="T8"> nawiązanie do symbolu jednej z odszczepieńczych grup przedwojennego Obozu Narodowo Radykalnego, frakcji Bolesława Piaseckiego. Także do tego symbolu trzeba odnieść uwagi sformułowane przez nas w związku z niemie</text:span><text:span text:style-name="T8">ckim zakazem równoramiennego krzyża celtyckiego: znak ten nie może być traktowany jako nieobciążony historią – bo ciąży na nim aktywność publiczna przedwojennych falangistów polskich – w szczególności ich aktywność ostro i jawnie antysemicka, kult przemocy i zakwestionowanie porządku demokratycznego. Dochodzą do tego skojarzenia z aktywnością Falangi hiszpańskiej podczas wojny domowej w Hiszpanii. W deklaracji ideowej dzisiejszego polskiego Obozu Narodowo-Radykalnego, posługującego się tym samym znakiem „falangi” znajdujemy następujący punkt: „Odrzucenie demokracji jako reżimu wrogiego Cywilizacji Europejskiej, który za miernik prawdy przyjmuje wolę większości kierującej się najczęściej niskimi pobudkami” - jak można w tego rodzaju deklaracjach nie dostrzec jednoznacznego obciążenia wspomnianego znaku treściami tptalitarnymi, jak to czynią cytowani eksperci, pozostaje dla nas tajemnicą. </text:span></text:p>
      <text:p text:style-name="P2"/>
      <text:p text:style-name="P2"><text:span text:style-name="T14">ZNAK "ZAKAZ PEDAŁOWANIA": </text:span><text:span text:style-name="T8">tego znaku chyba nie trzeba przedstawiać, w oględnym opisie przedstawia on uproszczoną graficznie wizualizację homoseksualnego seksu analnego, stylizowaną na </text:span></text:p>
      <text:p text:style-name="P2"/>
      <text:p text:style-name="P2"><text:span text:style-name="T8">Deklaracja „</text:span><text:span text:style-name="T6">Trzeciej Pozycji” NOP: m.in. Stwierdzenie, że „homoseksualizm jest złem absolutnym”</text:span></text:p>
      <text:p text:style-name="P1"/>
      <text:p text:style-name="P2"><text:span text:style-name="T14">ORZEŁ W KORONIE Z KRZYŻEM I RÓZGAMI LIKTORSKIMI Z TOPOREM </text:span><text:span text:style-name="T8">– autorzy ekspertyzy skupiają uwagę na wykazaniu wieloznaczności symbolu, a w szczególności na wykazaniu, że użycie w nim obrazu rózg liktorskich (fasces), które dały nazwę włoskiemu faszyzmowi jako jego symbol nie musi odnosić do faszyzmu, a raczej do silnej władzy państwowej. Autorzy przypominają również, że znak ten wykorzystywany jest w symbolice państwowej Republiki Francuskiej i Stanów Zjednoczonych.</text:span></text:p>
      <text:p text:style-name="P2"><text:span text:style-name="T8"/></text:p>
      <text:p text:style-name="P17"><text:span text:style-name="T22">Tym, którzy wierzą, że to pojedynczy wyskok</text:span><text:span text:style-name="T23"> sądowy, naszym zdaniem głęboko się mylą. W obliczu braku elementarnej koherentności sensowej </text:span><text:span text:style-name="T24">i nonszalancji </text:span><text:span text:style-name="T22">Cóż nam zatem pozostaje? Uznać, że to szc</text:span><text:span text:style-name="T25">zególne wydanie </text:span><text:span text:style-name="T26">kabaretu grozy, gdzie i straszno i śmieszno.</text:span></text:p>
      <text:p text:style-name="P2"><text:span text:style-name="T13"><text:line-break/><text:line-break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PUQHDF+Arial-BoldMT" svg:font-family="PUQHDF+Arial-BoldMT"/>
    <style:font-face style:name="VAUGVE+TimesNewRomanPSMT" svg:font-family="VAUGVE+TimesNewRomanPSMT"/>
    <style:font-face style:name="DejaVu Sans1" svg:font-family="'DejaVu Sans', 'Arial Unicode MS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Arial Unicode M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'Arial Unicode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size="12pt" fo:language="pl" fo:country="PL" style:letter-kerning="true" style:font-name-asian="DejaVu Sans1" style:font-size-asian="12pt" style:font-name-complex="DejaVu Sans1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agłówek1" style:family="paragraph" style:parent-style-name="Standard" style:next-style-name="Text_20_body">
      <style:paragraph-properties fo:margin-top="0.423cm" fo:margin-bottom="0.499cm" fo:keep-with-next="always"/>
      <style:text-properties style:font-name="Liberation Sans1" fo:font-size="14pt" style:font-name-asian="DejaVu Sans1" style:font-size-asian="14pt" style:font-name-complex="DejaVu Sans1" style:font-size-complex="14pt"/>
    </style:style>
    <style:style style:name="Heading_20_2" style:display-name="Heading 2" style:family="paragraph" style:parent-style-name="Nagłówek1" style:next-style-name="Text_20_body" style:default-outline-level="2" style:class="text">
      <style:text-properties style:font-name="Liberation Serif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Podpis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myślna_20_czcionka_20_akapitu" style:display-name="Domyślna czcionka akapitu" style:family="text"/>
    <style:style style:name="Footnote_20_Symbol" style:display-name="Footnote Symbol" style:family="text"/>
    <style:style style:name="Odwołanie_20_przypisu_20_dolnego" style:display-name="Odwołanie przypisu dolnego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Endnote_20_Symbol" style:display-name="Endnote Symbol" style:family="text">
      <style:text-properties style:text-position="super 58%"/>
    </style:style>
    <style:style style:name="WW-Znaki_20_przypisów_20_końcowych" style:display-name="WW-Znaki przypisów końcowych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68562f"/>
    </style:style>
    <style:style style:name="MT1" style:family="text">
      <style:text-properties officeooo:rsid="0068562f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653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2T10:12:00</meta:creation-date>
    <dc:date>2011-11-22T21:28:22</dc:date>
    <meta:editing-cycles>6</meta:editing-cycles>
    <meta:editing-duration>PT04H48M33S</meta:editing-duration>
    <meta:generator>OpenOffice.org/3.2$Linux OpenOffice.org_project/320m15$Build-9492</meta:generator>
    <meta:document-statistic meta:table-count="0" meta:image-count="0" meta:object-count="0" meta:page-count="5" meta:paragraph-count="32" meta:word-count="2709" meta:character-count="20609"/>
    <meta:user-defined meta:name="Informacja 1"/>
    <meta:user-defined meta:name="Informacja 2"/>
    <meta:user-defined meta:name="Informacja 3"/>
    <meta:user-defined meta:name="Informacja 4"/>
  </office:meta>
</office:document-meta>
</file>